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6BEDE00003153000024C816AF051D2958D4C7.svg" manifest:media-type="image/svg+xml"/>
  <manifest:file-entry manifest:full-path="Pictures/10000201000001DD00000164AEDE405975B8AEA6.png" manifest:media-type="image/png"/>
  <manifest:file-entry manifest:full-path="Pictures/100002010000016300000163852CE7B1106CD3B2.png" manifest:media-type="image/png"/>
  <manifest:file-entry manifest:full-path="Pictures/1000000000000263000001F158FFB0B37778F8E5.png" manifest:media-type="image/png"/>
  <manifest:file-entry manifest:full-path="Pictures/1000C4A5000024AC000024AC7D864BC89DF3D04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cm" svg:height="7.595cm" svg:x="10.2cm" svg:y="1.005cm">
          <draw:image xlink:href="Pictures/1000000000000263000001F158FFB0B37778F8E5.png" xlink:type="simple" xlink:show="embed" xlink:actuate="onLoad">
            <text:p/>
          </draw:image>
        </draw:frame>
        <draw:frame draw:style-name="gr2" draw:text-style-name="P1" draw:layer="layout" svg:width="7.6cm" svg:height="7.6cm" svg:x="1cm" svg:y="10.75cm">
          <draw:image xlink:href="Pictures/1000C4A5000024AC000024AC7D864BC89DF3D04B.svg" xlink:type="simple" xlink:show="embed" xlink:actuate="onLoad">
            <text:p/>
          </draw:image>
          <draw:image xlink:href="Pictures/100002010000016300000163852CE7B1106CD3B2.png" xlink:type="simple" xlink:show="embed" xlink:actuate="onLoad"/>
        </draw:frame>
        <draw:frame draw:style-name="gr1" draw:text-style-name="P1" draw:layer="layout" svg:width="10.174cm" svg:height="7.587cm" svg:x="18.526cm" svg:y="10.757cm">
          <draw:image xlink:href="Pictures/1006BEDE00003153000024C816AF051D2958D4C7.svg" xlink:type="simple" xlink:show="embed" xlink:actuate="onLoad">
            <text:p/>
          </draw:image>
          <draw:image xlink:href="Pictures/10000201000001DD00000164AEDE405975B8AEA6.png" xlink:type="simple" xlink:show="embed" xlink:actuate="onLoad"/>
        </draw:frame>
        <draw:frame draw:style-name="gr3" draw:text-style-name="P2" draw:layer="layout" svg:width="4.464cm" svg:height="0.962cm" svg:x="12.618cm" svg:y="8.7cm">
          <draw:text-box>
            <text:p>Original Video</text:p>
          </draw:text-box>
        </draw:frame>
        <draw:frame draw:style-name="gr4" draw:text-style-name="P4" draw:layer="layout" svg:width="5.595cm" svg:height="1.673cm" svg:x="2.049cm" svg:y="18.4cm">
          <draw:text-box>
            <text:p text:style-name="P3">Macroscopic View</text:p>
            <text:p text:style-name="P3">(e.g. density map)</text:p>
          </draw:text-box>
        </draw:frame>
        <draw:frame draw:style-name="gr5" draw:text-style-name="P4" draw:layer="layout" svg:width="5.967cm" svg:height="1.673cm" svg:x="20.966cm" svg:y="18.4cm">
          <draw:text-box>
            <text:p text:style-name="P3">Microscopic View</text:p>
            <text:p text:style-name="P3">(e.g. trajectory plot)</text:p>
          </draw:text-box>
        </draw:frame>
        <draw:connector draw:style-name="gr6" draw:text-style-name="P1" draw:layer="layout" svg:x1="10.2cm" svg:y1="4.802cm" svg:x2="4.8cm" svg:y2="10.75cm" svg:d="M10200 4802v2974h-5400v2974" svg:viewBox="0 0 5401 5949">
          <text:p/>
        </draw:connector>
        <draw:connector draw:style-name="gr6" draw:text-style-name="P1" draw:layer="layout" svg:x1="19.5cm" svg:y1="4.802cm" svg:x2="23.613cm" svg:y2="10.757cm" svg:d="M19500 4802v2978h4113v2977" svg:viewBox="0 0 4114 59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5-18T08:38:46.413489008</meta:creation-date>
    <dc:date>2020-06-08T08:34:27.116331024</dc:date>
    <dc:creator>Benedikt Kleinmeier</dc:creator>
    <meta:editing-duration>PT2M38S</meta:editing-duration>
    <meta:editing-cycles>4</meta:editing-cycles>
    <meta:generator>LibreOffice/6.0.7.3$Linux_X86_64 LibreOffice_project/00m0$Build-3</meta:generator>
    <meta:document-statistic meta:object-count="8"/>
  </office:meta>
</office:document-meta>
</file>